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.934cm" fo:min-width="1.704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opacity="30%" draw:textarea-horizontal-align="justify" draw:textarea-vertical-align="middle" draw:auto-grow-height="false" fo:min-height="0.888cm" fo:min-width="1.138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" style:family="graphic" style:parent-style-name="objectwithoutfill">
      <style:graphic-properties svg:stroke-color="#000000" draw:marker-end="Linienspitzen_20_9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Linienspitzen_20_11" draw:marker-end-width="0.3cm" draw:fill="none" draw:textarea-vertical-align="middle"/>
    </style:style>
    <style:style style:name="gr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1.289cm" fo:min-width="1.72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.207cm" fo:min-width="1.48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cm" fo:min-width="1.21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cm" fo:min-width="7cm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1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.888cm" fo:min-width="2.11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23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52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52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1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.888cm" fo:min-width="2.11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23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52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52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74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3.44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68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0" style:family="graphic" style:parent-style-name="standard">
      <style:graphic-properties svg:stroke-color="#ff0000" draw:opacity="0%" draw:textarea-horizontal-align="justify" draw:textarea-vertical-align="middle" draw:auto-grow-height="false" fo:min-height="10.5cm" fo:min-width="11.25cm"/>
    </style:style>
    <style:style style:name="gr81" style:family="graphic" style:parent-style-name="standard">
      <style:graphic-properties draw:stroke="none" svg:stroke-color="#000000" draw:fill="none" draw:fill-color="#3465a4" draw:textarea-horizontal-align="left" draw:auto-grow-height="true" draw:auto-grow-width="true" fo:min-height="0.666cm" fo:min-width="3.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5cm" fo:min-width="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5cm" fo:min-width="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5cm" fo:min-width="7cm"/>
      <style:paragraph-properties style:writing-mode="lr-tb"/>
    </style:style>
    <style:style style:name="gr85" style:family="graphic" style:parent-style-name="standard">
      <style:graphic-properties svg:stroke-color="#77bc65" draw:fill-color="#77bc65" draw:textarea-horizontal-align="justify" draw:textarea-vertical-align="middle" draw:auto-grow-height="false" fo:min-height="1.5cm" fo:min-width="3.25cm" style:writing-mode="lr-tb"/>
      <style:paragraph-properties style:writing-mode="lr-tb"/>
    </style:style>
    <style:style style:name="gr86" style:family="graphic" style:parent-style-name="standard">
      <style:graphic-properties svg:stroke-color="#3465a4" draw:fill-color="#3465a4" draw:textarea-horizontal-align="justify" draw:textarea-vertical-align="middle" draw:auto-grow-height="false" fo:min-height="1.5cm" fo:min-width="3.25cm" style:writing-mode="lr-tb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46cm" fo:min-width="7cm"/>
      <style:paragraph-properties style:writing-mode="lr-tb"/>
    </style:style>
    <style:style style:name="P1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7bc65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15%" fo:text-indent="0cm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15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4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size="14pt"/>
    </style:style>
    <style:style style:name="P13" style:family="paragraph">
      <loext:graphic-properties draw:fill="none" draw:fill-color="#ffffff"/>
      <style:text-properties fo:font-size="14pt"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/>
    </style:style>
    <style:style style:name="P16" style:family="paragraph">
      <loext:graphic-properties draw:opacity="0%"/>
      <style:paragraph-properties fo:text-align="center"/>
    </style:style>
    <style:style style:name="P17" style:family="paragraph">
      <loext:graphic-properties draw:fill="none" draw:fill-color="#3465a4"/>
      <style:paragraph-properties fo:text-align="center"/>
      <style:text-properties fo:color="#ff0000" loext:opacity="100%" loext:color-lum-mod="100%" loext:color-lum-off="0%" fo:font-size="14pt" fo:font-weight="normal" style:font-weight-asian="normal" style:font-weight-complex="normal"/>
    </style:style>
    <style:style style:name="P18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19" style:family="paragraph">
      <loext:graphic-properties draw:fill-color="#77bc65"/>
      <style:paragraph-properties fo:text-align="center" style:writing-mode="lr-tb"/>
      <style:text-properties fo:color="#ffffff" loext:opacity="100%" loext:color-lum-mod="100%" loext:color-lum-off="0%" fo:font-size="12pt" style:font-size-asian="12pt" style:font-size-complex="12pt"/>
    </style:style>
    <style:style style:name="P20" style:family="paragraph">
      <loext:graphic-properties draw:fill-color="#3465a4"/>
      <style:paragraph-properties fo:text-align="center" style:writing-mode="lr-tb"/>
      <style:text-properties fo:color="#ffffff" loext:opacity="100%" loext:color-lum-mod="100%" loext:color-lum-off="0%"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fo:font-weight="normal" style:font-weight-asian="normal" style:font-weight-complex="normal"/>
    </style:style>
    <style:style style:name="T4" style:family="text">
      <style:text-properties fo:font-size="14pt"/>
    </style:style>
    <style:style style:name="T5" style:family="text">
      <style:text-properties fo:color="#ff0000" loext:opacity="100%" fo:font-size="14pt" fo:font-weight="normal" style:font-weight-asian="normal" style:font-weight-complex="normal"/>
    </style:style>
    <style:style style:name="T6" style:family="text">
      <style:text-properties fo:color="#fffff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tablet" draw:style-name="gr1" xml:id="id7" draw:id="id7">
          <draw:custom-shape draw:style-name="gr2" draw:text-style-name="P1" draw:layer="layout" svg:width="2.5cm" svg:height="1.75cm" svg:x="10.25cm" svg:y="8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1.75cm" svg:height="1.25cm" svg:x="10.5cm" svg:y="8.25cm">
            <text:p/>
            <draw:enhanced-geometry svg:viewBox="0 0 21600 21600" draw:path-stretchpoint-x="10800" draw:path-stretchpoint-y="10800" draw:text-areas="?f3 ?f4 ?f5 ?f6" draw:type="round-rectangle" draw:modifiers="1795.683453237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25cm" svg:height="0.25cm" svg:x="12.38cm" svg:y="8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3" draw:layer="layout" svg:x1="19.2cm" svg:y1="9.9cm" svg:x2="22.95cm" svg:y2="9.9cm" draw:start-shape="id1" draw:start-glue-point="1" draw:end-shape="id2" draw:end-glue-point="3" svg:d="M19200 9900h3750" svg:viewBox="0 0 3751 1">
          <text:p/>
        </draw:connector>
        <draw:connector draw:style-name="gr6" draw:text-style-name="P3" draw:layer="layout" svg:x1="19.2cm" svg:y1="5.9cm" svg:x2="22.7cm" svg:y2="5.9cm" draw:start-shape="id3" draw:start-glue-point="1" draw:end-shape="id4" svg:d="M19200 5900h3500" svg:viewBox="0 0 3501 1">
          <text:p/>
        </draw:connector>
        <draw:g draw:name="desktop" draw:style-name="gr1" xml:id="id5" draw:id="id5">
          <draw:g>
            <draw:rect draw:style-name="gr7" draw:text-style-name="P1" draw:layer="layout" svg:width="1.137cm" svg:height="2.273cm" svg:x="11.863cm" svg:y="1.977cm">
              <text:p/>
            </draw:rect>
            <draw:line draw:style-name="gr8" draw:text-style-name="P1" draw:layer="layout" svg:x1="11.977cm" svg:y1="3.114cm" svg:x2="12.886cm" svg:y2="3.114cm">
              <text:p/>
            </draw:line>
            <draw:line draw:style-name="gr9" draw:text-style-name="P1" draw:layer="layout" svg:x1="12.09cm" svg:y1="3.909cm" svg:x2="12.772cm" svg:y2="3.909cm">
              <text:p/>
            </draw:line>
            <draw:line draw:style-name="gr10" draw:text-style-name="P1" draw:layer="layout" svg:x1="12.09cm" svg:y1="3.796cm" svg:x2="12.772cm" svg:y2="3.796cm">
              <text:p/>
            </draw:line>
            <draw:line draw:style-name="gr11" draw:text-style-name="P1" draw:layer="layout" svg:x1="11.977cm" svg:y1="2.205cm" svg:x2="11.977cm" svg:y2="2.091cm">
              <text:p/>
            </draw:line>
            <draw:line draw:style-name="gr12" draw:text-style-name="P1" draw:layer="layout" svg:x1="11.977cm" svg:y1="2.432cm" svg:x2="11.977cm" svg:y2="2.318cm">
              <text:p/>
            </draw:line>
            <draw:line draw:style-name="gr13" draw:text-style-name="P1" draw:layer="layout" svg:x1="12.09cm" svg:y1="2.205cm" svg:x2="12.09cm" svg:y2="2.091cm">
              <text:p/>
            </draw:line>
            <draw:line draw:style-name="gr14" draw:text-style-name="P1" draw:layer="layout" svg:x1="12.09cm" svg:y1="2.432cm" svg:x2="12.09cm" svg:y2="2.318cm">
              <text:p/>
            </draw:line>
            <draw:line draw:style-name="gr15" draw:text-style-name="P1" draw:layer="layout" svg:x1="12.318cm" svg:y1="2.205cm" svg:x2="12.318cm" svg:y2="2.091cm">
              <text:p/>
            </draw:line>
            <draw:line draw:style-name="gr16" draw:text-style-name="P1" draw:layer="layout" svg:x1="12.318cm" svg:y1="2.432cm" svg:x2="12.318cm" svg:y2="2.318cm">
              <text:p/>
            </draw:line>
            <draw:line draw:style-name="gr17" draw:text-style-name="P1" draw:layer="layout" svg:x1="12.431cm" svg:y1="2.205cm" svg:x2="12.431cm" svg:y2="2.091cm">
              <text:p/>
            </draw:line>
            <draw:line draw:style-name="gr18" draw:text-style-name="P1" draw:layer="layout" svg:x1="12.431cm" svg:y1="2.432cm" svg:x2="12.431cm" svg:y2="2.318cm">
              <text:p/>
            </draw:line>
            <draw:line draw:style-name="gr19" draw:text-style-name="P1" draw:layer="layout" svg:x1="12.658cm" svg:y1="2.205cm" svg:x2="12.658cm" svg:y2="2.091cm">
              <text:p/>
            </draw:line>
            <draw:line draw:style-name="gr20" draw:text-style-name="P1" draw:layer="layout" svg:x1="12.658cm" svg:y1="2.432cm" svg:x2="12.658cm" svg:y2="2.318cm">
              <text:p/>
            </draw:line>
            <draw:line draw:style-name="gr21" draw:text-style-name="P1" draw:layer="layout" svg:x1="12.772cm" svg:y1="2.205cm" svg:x2="12.772cm" svg:y2="2.091cm">
              <text:p/>
            </draw:line>
            <draw:line draw:style-name="gr22" draw:text-style-name="P1" draw:layer="layout" svg:x1="12.772cm" svg:y1="2.432cm" svg:x2="12.772cm" svg:y2="2.318cm">
              <text:p/>
            </draw:line>
          </draw:g>
          <draw:g draw:style-name="gr1">
            <draw:custom-shape draw:style-name="gr23" draw:text-style-name="P1" draw:layer="layout" svg:width="2.273cm" svg:height="1.591cm" svg:x="9.249cm" svg:y="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24" draw:text-style-name="P2" draw:layer="layout" svg:width="1.818cm" svg:height="1.137cm" svg:x="9.476cm" svg:y="1.977cm">
              <text:p/>
            </draw:rect>
            <draw:custom-shape draw:style-name="gr25" draw:text-style-name="P1" draw:layer="layout" svg:width="0.454cm" svg:height="0.227cm" svg:x="10.159cm" svg:y="3.3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" draw:layer="layout" svg:width="2.727cm" svg:height="0.681cm" svg:x="9.022cm" svg:y="3.54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2" draw:layer="layout" svg:width="0.454cm" svg:height="0.118cm" svg:x="10.159cm" svg:y="4.02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8" draw:text-style-name="P1" draw:layer="layout" svg:width="2.273cm" svg:height="0.346cm" svg:x="9.249cm" svg:y="3.67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29" draw:text-style-name="P5" draw:layer="layout" svg:width="8.25cm" svg:height="4.25cm" svg:x="1cm" svg:y="1.25cm">
          <draw:text-box>
            <text:list text:style-name="L1">
              <text:list-header>
                <text:p text:style-name="P4"><text:span text:style-name="T1">Musea Admin</text:span></text:p>
              </text:list-header>
              <text:list-item>
                <text:p text:style-name="P4"><text:span text:style-name="T2">Player zu Medienstation gruppieren</text:span></text:p>
              </text:list-item>
              <text:list-item>
                <text:p text:style-name="P4"><text:span text:style-name="T2">Medien auf die Player laden/löschen</text:span></text:p>
              </text:list-item>
              <text:list-item>
                <text:p text:style-name="P4"><text:span text:style-name="T2">Metadaten der Medienstation verändern:</text:span></text:p>
                <text:list>
                  <text:list-item>
                    <text:p text:style-name="P4"><text:span text:style-name="T2">Ordner, Contents, DMX-Presets</text:span></text:p>
                  </text:list-item>
                </text:list>
              </text:list-item>
            </text:list>
          </draw:text-box>
        </draw:frame>
        <draw:g draw:name="video-display" draw:style-name="gr1" xml:id="id8" draw:id="id8">
          <draw:custom-shape draw:style-name="gr30" draw:text-style-name="P1" draw:layer="layout" svg:width="2.5cm" svg:height="1.75cm" svg:x="10.5cm" svg:y="1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1" draw:text-style-name="P2" draw:layer="layout" svg:width="2cm" svg:height="1.25cm" svg:x="10.75cm" svg:y="13cm">
            <text:p/>
          </draw:rect>
          <draw:custom-shape draw:style-name="gr32" draw:text-style-name="P1" draw:layer="layout" svg:width="0.5cm" svg:height="0.25cm" svg:x="11.5cm" svg:y="14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1cm" svg:height="0.001cm" svg:x="11.25cm" svg:y="1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 draw:name="projector" draw:style-name="gr1" xml:id="id4" draw:id="id4">
            <draw:custom-shape draw:style-name="gr34" draw:text-style-name="P6" draw:layer="layout" svg:width="2.75cm" svg:height="0.125cm" svg:x="22.7cm" svg:y="6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Rectangle-Cut-6_ 1" draw:style-name="gr35" draw:text-style-name="P7" draw:layer="layout" svg:width="2.75cm" svg:height="1.25cm" svg:x="22.7cm" svg:y="5.15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style-name="gr36" draw:text-style-name="P8" draw:layer="layout" svg:width="0.75cm" svg:height="0.75cm" svg:x="23.075cm" svg:y="5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6" draw:layer="layout" svg:width="1.075cm" svg:height="0.001cm" svg:x="24.125cm" svg:y="5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6" draw:layer="layout" svg:width="1.075cm" svg:height="0.001cm" svg:x="24.125cm" svg:y="5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name="projector 1" draw:style-name="gr1" xml:id="id2" draw:id="id2">
            <draw:custom-shape draw:style-name="gr39" draw:text-style-name="P6" draw:layer="layout" svg:width="2.75cm" svg:height="0.125cm" svg:x="22.95cm" svg:y="10.525cm">
              <text:p/>
              <draw:enhanced-geometry svg:viewBox="0 0 21600 21600" draw:type="rectangle" draw:enhanced-path="M 0 0 L 21600 0 21600 21600 0 21600 0 0 Z N"/>
            </draw:custom-shape>
            <draw:custom-shape draw:name="Rectangle-Cut-6_ 2" draw:style-name="gr40" draw:text-style-name="P7" draw:layer="layout" svg:width="2.75cm" svg:height="1.25cm" svg:x="22.95cm" svg:y="9.15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style-name="gr41" draw:text-style-name="P8" draw:layer="layout" svg:width="0.75cm" svg:height="0.75cm" svg:x="23.325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" draw:text-style-name="P6" draw:layer="layout" svg:width="1.075cm" svg:height="0.001cm" svg:x="24.375cm" svg:y="9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6" draw:layer="layout" svg:width="1.075cm" svg:height="0.001cm" svg:x="24.375cm" svg:y="9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name="desktop-computer" xml:id="id1" draw:id="id1">
            <draw:rect draw:style-name="gr44" draw:text-style-name="P6" draw:layer="layout" svg:width="1.25cm" svg:height="2.5cm" svg:x="17.95cm" svg:y="8.65cm">
              <text:p/>
            </draw:rect>
            <draw:line draw:style-name="gr45" draw:text-style-name="P9" draw:layer="layout" svg:x1="18.075cm" svg:y1="9.9cm" svg:x2="19.075cm" svg:y2="9.9cm">
              <text:p/>
            </draw:line>
            <draw:line draw:style-name="gr46" draw:text-style-name="P9" draw:layer="layout" svg:x1="18.2cm" svg:y1="10.775cm" svg:x2="18.95cm" svg:y2="10.775cm">
              <text:p/>
            </draw:line>
            <draw:line draw:style-name="gr47" draw:text-style-name="P9" draw:layer="layout" svg:x1="18.2cm" svg:y1="10.65cm" svg:x2="18.95cm" svg:y2="10.65cm">
              <text:p/>
            </draw:line>
            <draw:line draw:style-name="gr48" draw:text-style-name="P9" draw:layer="layout" svg:x1="18.075cm" svg:y1="8.9cm" svg:x2="18.075cm" svg:y2="8.775cm">
              <text:p/>
            </draw:line>
            <draw:line draw:style-name="gr49" draw:text-style-name="P9" draw:layer="layout" svg:x1="18.075cm" svg:y1="9.15cm" svg:x2="18.075cm" svg:y2="9.025cm">
              <text:p/>
            </draw:line>
            <draw:line draw:style-name="gr50" draw:text-style-name="P9" draw:layer="layout" svg:x1="18.2cm" svg:y1="8.9cm" svg:x2="18.2cm" svg:y2="8.775cm">
              <text:p/>
            </draw:line>
            <draw:line draw:style-name="gr51" draw:text-style-name="P9" draw:layer="layout" svg:x1="18.2cm" svg:y1="9.15cm" svg:x2="18.2cm" svg:y2="9.025cm">
              <text:p/>
            </draw:line>
            <draw:line draw:style-name="gr52" draw:text-style-name="P9" draw:layer="layout" svg:x1="18.45cm" svg:y1="8.9cm" svg:x2="18.45cm" svg:y2="8.775cm">
              <text:p/>
            </draw:line>
            <draw:line draw:style-name="gr53" draw:text-style-name="P9" draw:layer="layout" svg:x1="18.45cm" svg:y1="9.15cm" svg:x2="18.45cm" svg:y2="9.025cm">
              <text:p/>
            </draw:line>
            <draw:line draw:style-name="gr54" draw:text-style-name="P9" draw:layer="layout" svg:x1="18.575cm" svg:y1="8.9cm" svg:x2="18.575cm" svg:y2="8.775cm">
              <text:p/>
            </draw:line>
            <draw:line draw:style-name="gr55" draw:text-style-name="P9" draw:layer="layout" svg:x1="18.575cm" svg:y1="9.15cm" svg:x2="18.575cm" svg:y2="9.025cm">
              <text:p/>
            </draw:line>
            <draw:line draw:style-name="gr56" draw:text-style-name="P9" draw:layer="layout" svg:x1="18.825cm" svg:y1="8.9cm" svg:x2="18.825cm" svg:y2="8.775cm">
              <text:p/>
            </draw:line>
            <draw:line draw:style-name="gr57" draw:text-style-name="P9" draw:layer="layout" svg:x1="18.825cm" svg:y1="9.15cm" svg:x2="18.825cm" svg:y2="9.025cm">
              <text:p/>
            </draw:line>
            <draw:line draw:style-name="gr58" draw:text-style-name="P9" draw:layer="layout" svg:x1="18.95cm" svg:y1="8.9cm" svg:x2="18.95cm" svg:y2="8.775cm">
              <text:p/>
            </draw:line>
            <draw:line draw:style-name="gr59" draw:text-style-name="P9" draw:layer="layout" svg:x1="18.95cm" svg:y1="9.15cm" svg:x2="18.95cm" svg:y2="9.025cm">
              <text:p/>
            </draw:line>
          </draw:g>
          <draw:g draw:name="desktop-computer 1" xml:id="id3" draw:id="id3">
            <draw:rect draw:style-name="gr60" draw:text-style-name="P6" draw:layer="layout" svg:width="1.25cm" svg:height="2.5cm" svg:x="17.95cm" svg:y="4.65cm">
              <text:p/>
            </draw:rect>
            <draw:line draw:style-name="gr61" draw:text-style-name="P9" draw:layer="layout" svg:x1="18.075cm" svg:y1="5.9cm" svg:x2="19.075cm" svg:y2="5.9cm">
              <text:p/>
            </draw:line>
            <draw:line draw:style-name="gr62" draw:text-style-name="P9" draw:layer="layout" svg:x1="18.2cm" svg:y1="6.775cm" svg:x2="18.95cm" svg:y2="6.775cm">
              <text:p/>
            </draw:line>
            <draw:line draw:style-name="gr63" draw:text-style-name="P9" draw:layer="layout" svg:x1="18.2cm" svg:y1="6.65cm" svg:x2="18.95cm" svg:y2="6.65cm">
              <text:p/>
            </draw:line>
            <draw:line draw:style-name="gr64" draw:text-style-name="P9" draw:layer="layout" svg:x1="18.075cm" svg:y1="4.9cm" svg:x2="18.075cm" svg:y2="4.775cm">
              <text:p/>
            </draw:line>
            <draw:line draw:style-name="gr65" draw:text-style-name="P9" draw:layer="layout" svg:x1="18.075cm" svg:y1="5.15cm" svg:x2="18.075cm" svg:y2="5.025cm">
              <text:p/>
            </draw:line>
            <draw:line draw:style-name="gr66" draw:text-style-name="P9" draw:layer="layout" svg:x1="18.2cm" svg:y1="4.9cm" svg:x2="18.2cm" svg:y2="4.775cm">
              <text:p/>
            </draw:line>
            <draw:line draw:style-name="gr67" draw:text-style-name="P9" draw:layer="layout" svg:x1="18.2cm" svg:y1="5.15cm" svg:x2="18.2cm" svg:y2="5.025cm">
              <text:p/>
            </draw:line>
            <draw:line draw:style-name="gr68" draw:text-style-name="P9" draw:layer="layout" svg:x1="18.45cm" svg:y1="4.9cm" svg:x2="18.45cm" svg:y2="4.775cm">
              <text:p/>
            </draw:line>
            <draw:line draw:style-name="gr69" draw:text-style-name="P9" draw:layer="layout" svg:x1="18.45cm" svg:y1="5.15cm" svg:x2="18.45cm" svg:y2="5.025cm">
              <text:p/>
            </draw:line>
            <draw:line draw:style-name="gr70" draw:text-style-name="P9" draw:layer="layout" svg:x1="18.575cm" svg:y1="4.9cm" svg:x2="18.575cm" svg:y2="4.775cm">
              <text:p/>
            </draw:line>
            <draw:line draw:style-name="gr71" draw:text-style-name="P9" draw:layer="layout" svg:x1="18.575cm" svg:y1="5.15cm" svg:x2="18.575cm" svg:y2="5.025cm">
              <text:p/>
            </draw:line>
            <draw:line draw:style-name="gr72" draw:text-style-name="P9" draw:layer="layout" svg:x1="18.825cm" svg:y1="4.9cm" svg:x2="18.825cm" svg:y2="4.775cm">
              <text:p/>
            </draw:line>
            <draw:line draw:style-name="gr73" draw:text-style-name="P9" draw:layer="layout" svg:x1="18.825cm" svg:y1="5.15cm" svg:x2="18.825cm" svg:y2="5.025cm">
              <text:p/>
            </draw:line>
            <draw:line draw:style-name="gr74" draw:text-style-name="P9" draw:layer="layout" svg:x1="18.95cm" svg:y1="4.9cm" svg:x2="18.95cm" svg:y2="4.775cm">
              <text:p/>
            </draw:line>
            <draw:line draw:style-name="gr75" draw:text-style-name="P9" draw:layer="layout" svg:x1="18.95cm" svg:y1="5.15cm" svg:x2="18.95cm" svg:y2="5.025cm">
              <text:p/>
            </draw:line>
          </draw:g>
          <draw:frame draw:style-name="gr76" draw:text-style-name="P11" draw:layer="layout" svg:width="4.244cm" svg:height="1.361cm" svg:x="16.95cm" svg:y="3.15cm">
            <draw:text-box>
              <text:p text:style-name="P10"><text:span text:style-name="T3">Musea Player 1</text:span><text:span text:style-name="T3"><text:line-break/></text:span><text:span text:style-name="T3">(Rolle Controller)</text:span></text:p>
            </draw:text-box>
          </draw:frame>
          <draw:frame draw:style-name="gr77" draw:text-style-name="P12" draw:layer="layout" svg:width="3.948cm" svg:height="0.923cm" svg:x="17.2cm" svg:y="7.727cm">
            <draw:text-box>
              <text:p text:style-name="P10"><text:span text:style-name="T4">Musea Player 2</text:span></text:p>
            </draw:text-box>
          </draw:frame>
          <draw:frame draw:style-name="gr78" draw:text-style-name="P13" draw:layer="layout" svg:width="4.968cm" svg:height="0.962cm" svg:x="22.032cm" svg:y="3.75cm">
            <draw:text-box>
              <text:p><text:span text:style-name="T3">Monitor/Beamer/etc.</text:span></text:p>
            </draw:text-box>
          </draw:frame>
          <draw:frame draw:style-name="gr79" draw:text-style-name="P15" draw:layer="layout" svg:width="5.25cm" svg:height="1cm" svg:x="22.2cm" svg:y="7.9cm">
            <draw:text-box>
              <text:p text:style-name="P14"><text:span text:style-name="T4">Monitor/Beamer/etc.</text:span></text:p>
            </draw:text-box>
          </draw:frame>
          <draw:custom-shape draw:style-name="gr80" draw:text-style-name="P16" draw:layer="layout" svg:width="11.75cm" svg:height="10.75cm" svg:x="16.25cm" svg:y="2cm">
            <text:p/>
            <draw:enhanced-geometry svg:viewBox="0 0 21600 21600" draw:type="rectangle" draw:enhanced-path="M 0 0 L 21600 0 21600 21600 0 21600 0 0 Z N"/>
          </draw:custom-shape>
          <draw:frame draw:style-name="gr81" draw:text-style-name="P17" draw:layer="layout" svg:width="4cm" svg:height="0.916cm" svg:x="16.25cm" svg:y="2cm">
            <draw:text-box>
              <text:p text:style-name="P10"><text:span text:style-name="T5">Medienstation</text:span></text:p>
            </draw:text-box>
          </draw:frame>
        </draw:g>
        <draw:frame draw:style-name="gr82" draw:text-style-name="P5" draw:layer="layout" svg:width="8.75cm" svg:height="4.75cm" svg:x="1cm" svg:y="7cm">
          <draw:text-box>
            <text:list text:style-name="L1">
              <text:list-header>
                <text:p text:style-name="P4"><text:span text:style-name="T1">Musea Guide (Optional)</text:span></text:p>
              </text:list-header>
              <text:list-item>
                <text:p text:style-name="P4"><text:span text:style-name="T2">Download der Metadaten vom Controller</text:span></text:p>
              </text:list-item>
              <text:list-item>
                <text:p text:style-name="P4"><text:span text:style-name="T2">Anzeige der Ordnerstruktur und Contents</text:span></text:p>
              </text:list-item>
              <text:list-item>
                <text:p text:style-name="P4"><text:span text:style-name="T2">Synchronisiertes Abspielen der Contents</text:span></text:p>
              </text:list-item>
              <text:list-item>
                <text:p text:style-name="P4"><text:span text:style-name="T2">Erstellen von Tags für Playlists</text:span></text:p>
              </text:list-item>
            </text:list>
          </draw:text-box>
        </draw:frame>
        <draw:connector draw:style-name="gr6" draw:text-style-name="P3" draw:layer="layout" svg:x1="13cm" svg:y1="3cm" svg:x2="16.25cm" svg:y2="7.375cm" draw:start-shape="id5" draw:end-shape="id6" svg:d="M13000 3000h1638v4375h1612" svg:viewBox="0 0 3251 4376">
          <text:p/>
        </draw:connector>
        <draw:connector draw:style-name="gr6" draw:text-style-name="P3" draw:layer="layout" draw:line-skew="0.14cm" svg:x1="12.75cm" svg:y1="8.875cm" svg:x2="16.25cm" svg:y2="7.375cm" draw:start-shape="id7" draw:start-glue-point="1" draw:end-shape="id6" svg:d="M12750 8875h1904v-1500h1596" svg:viewBox="0 0 3501 1501">
          <text:p/>
        </draw:connector>
        <draw:frame draw:style-name="gr83" draw:text-style-name="P5" draw:layer="layout" svg:width="8.75cm" svg:height="3.076cm" svg:x="1cm" svg:y="12.5cm">
          <draw:text-box>
            <text:list text:style-name="L1">
              <text:list-header>
                <text:p text:style-name="P4"><text:span text:style-name="T1">z.B. Touchscreen (Optional)</text:span></text:p>
                <text:p text:style-name="P4"><text:span text:style-name="T2">Steuert die Medienstation bis sich Musea Admin oder Guide verbinden → wird dann blockiert bis sich die andere App wieder abmeldet</text:span></text:p>
              </text:list-header>
            </text:list>
          </draw:text-box>
        </draw:frame>
        <draw:connector draw:style-name="gr6" draw:text-style-name="P3" draw:layer="layout" svg:x1="13cm" svg:y1="13.75cm" svg:x2="16.25cm" svg:y2="7.375cm" draw:start-shape="id8" draw:start-glue-point="1" draw:end-shape="id6" svg:d="M13000 13750h1638v-6375h1612" svg:viewBox="0 0 3251 6376">
          <text:p/>
        </draw:connector>
        <draw:frame draw:style-name="gr84" draw:text-style-name="P5" draw:layer="layout" svg:width="10.5cm" svg:height="3.5cm" svg:x="16.5cm" svg:y="13cm">
          <draw:text-box>
            <text:list text:style-name="L1">
              <text:list-header>
                <text:p text:style-name="P4"><text:span text:style-name="T1">Musea Player</text:span></text:p>
              </text:list-header>
              <text:list-item>
                <text:p text:style-name="P4"><text:span text:style-name="T2">Speichert Medien + Metadaten lokal</text:span></text:p>
              </text:list-item>
              <text:list-item>
                <text:p text:style-name="P4"><text:span text:style-name="T2">Spielt Medien ab</text:span></text:p>
              </text:list-item>
              <text:list-item>
                <text:p text:style-name="P4"><text:span text:style-name="T2">Steuert angehängte DMX-Lampen</text:span></text:p>
              </text:list-item>
              <text:list-item>
                <text:p text:style-name="P4"><text:span text:style-name="T2">Medienstation = 1-X Musea Player</text:span></text:p>
              </text:list-item>
            </text:list>
          </draw:text-box>
        </draw:frame>
        <draw:custom-shape draw:style-name="gr85" draw:text-style-name="P19" draw:layer="layout" svg:width="3.75cm" svg:height="1.75cm" svg:x="20.75cm" svg:y="18.25cm">
          <text:p text:style-name="P18"><text:span text:style-name="T6">Implementiert musea-client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3.75cm" svg:height="1.75cm" svg:x="24.75cm" svg:y="18.25cm">
          <text:p text:style-name="P18"><text:span text:style-name="T6">Implementiert musea-server</text:span></text:p>
          <draw:enhanced-geometry svg:viewBox="0 0 21600 21600" draw:type="rectangle" draw:enhanced-path="M 0 0 L 21600 0 21600 21600 0 21600 0 0 Z N"/>
        </draw:custom-shape>
        <draw:frame draw:style-name="gr87" draw:text-style-name="P5" draw:layer="layout" svg:width="3cm" svg:height="0.796cm" svg:x="19.75cm" svg:y="17.25cm">
          <draw:text-box>
            <text:list text:style-name="L1">
              <text:list-header>
                <text:p text:style-name="P4"><text:span text:style-name="T1">Legende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1" draw:display-name="Linienspitzen 11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2T10:19:25.483000000</meta:creation-date>
    <meta:generator>LibreOffice/7.5.5.2$Windows_X86_64 LibreOffice_project/ca8fe7424262805f223b9a2334bc7181abbcbf5e</meta:generator>
    <dc:date>2025-12-01T15:59:41.848000000</dc:date>
    <meta:editing-duration>PT2H7M59S</meta:editing-duration>
    <meta:editing-cycles>28</meta:editing-cycles>
    <meta:document-statistic meta:object-count="99"/>
  </office:meta>
</office:document-meta>
</file>